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2pt" fo:font-weight="normal" officeooo:rsid="0006cbd9" officeooo:paragraph-rsid="000c10bb" style:font-size-asian="12pt" style:font-weight-asian="normal" style:font-size-complex="12pt" style:font-weight-complex="normal"/>
    </style:style>
    <style:style style:name="P2" style:family="paragraph" style:parent-style-name="Preformatted_20_Text">
      <style:text-properties style:font-name="Arial" fo:font-size="12pt" fo:font-weight="bold" officeooo:rsid="000b594a" officeooo:paragraph-rsid="000b594a" style:font-size-asian="12pt" style:font-weight-asian="bold" style:font-size-complex="12pt" style:font-weight-complex="bold"/>
    </style:style>
    <style:style style:name="P3" style:family="paragraph" style:parent-style-name="Preformatted_20_Text">
      <style:text-properties style:font-name="Arial" fo:font-size="12pt" fo:font-weight="normal" officeooo:rsid="000b594a" officeooo:paragraph-rsid="000b594a" style:font-size-asian="12pt" style:font-weight-asian="normal" style:font-size-complex="12pt" style:font-weight-complex="normal"/>
    </style:style>
    <style:style style:name="P4" style:family="paragraph" style:parent-style-name="Preformatted_20_Text">
      <style:text-properties style:font-name="Arial" fo:font-size="12pt" officeooo:rsid="000b594a" officeooo:paragraph-rsid="000b594a" style:font-size-asian="12pt" style:font-size-complex="12pt"/>
    </style:style>
    <style:style style:name="P5" style:family="paragraph" style:parent-style-name="Preformatted_20_Text">
      <style:text-properties style:font-name="Arial" fo:font-size="12pt" officeooo:rsid="000c10bb" officeooo:paragraph-rsid="000c10bb" style:font-size-asian="12pt" style:font-size-complex="12pt"/>
    </style:style>
    <style:style style:name="P6" style:family="paragraph" style:parent-style-name="Preformatted_20_Text">
      <style:text-properties fo:font-variant="normal" fo:text-transform="none" fo:color="#000000" style:font-name="Arial" fo:font-size="12pt" fo:letter-spacing="normal" fo:font-style="normal" fo:font-weight="bold" officeooo:rsid="000c10bb" officeooo:paragraph-rsid="000c10bb" style:font-size-asian="12pt" style:font-size-complex="12pt"/>
    </style:style>
    <style:style style:name="P7" style:family="paragraph" style:parent-style-name="Preformatted_20_Text">
      <style:text-properties fo:font-variant="normal" fo:text-transform="none" fo:color="#000000" style:font-name="Arial" fo:font-size="12pt" fo:letter-spacing="normal" fo:font-style="normal" fo:font-weight="normal" officeooo:rsid="000d0014" officeooo:paragraph-rsid="000d0014" style:font-size-asian="12pt" style:font-weight-asian="normal" style:font-size-complex="12pt" style:font-weight-complex="normal"/>
    </style:style>
    <style:style style:name="P8" style:family="paragraph" style:parent-style-name="Preformatted_20_Text">
      <style:text-properties fo:font-variant="normal" fo:text-transform="none" fo:color="#000000" style:font-name="Arial" fo:font-size="12pt" fo:letter-spacing="normal" fo:font-style="normal" fo:font-weight="normal" officeooo:rsid="000c10bb" officeooo:paragraph-rsid="000c10bb" style:font-size-asian="12pt" style:font-weight-asian="normal" style:font-size-complex="12pt" style:font-weight-complex="normal"/>
    </style:style>
    <style:style style:name="T1" style:family="text">
      <style:text-properties officeooo:rsid="000c10bb"/>
    </style:style>
    <style:style style:name="T2" style:family="text">
      <style:text-properties fo:language="en" fo:country="US"/>
    </style:style>
    <style:style style:name="T3" style:family="text">
      <style:text-properties fo:language="en" fo:country="US" officeooo:rsid="0011d67c"/>
    </style:style>
    <style:style style:name="T4" style:family="text">
      <style:text-properties officeooo:rsid="000d00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attracts you to this role?</text:p>
      <text:p text:style-name="P2"/>
      <text:p text:style-name="P3">I am attracted to this role due to a personal interest in embedded software particularly in the aerospace and defence industries. <text:span text:style-name="T3">I have been interested in computers for a long time and in machines or technology for even longer so producing software to control real time systems appealed to me greatly. </text:span><text:span text:style-name="T2">In my spare time I create small devices using the Arduino platform including writing the software so to do so as my career is a life goal.</text:span></text:p>
      <text:p text:style-name="P3"><text:span text:style-name="T2"/></text:p>
      <text:p text:style-name="P3"><text:span text:style-name="T2">I would also like to work as part of a successful development team in the industry. After working with a well established team during a recent summer internship I found that I appreciate working with individuals who are knowledgeable about software and its development. I learn much more from people who develop for a living and have gained experience.</text:span></text:p>
      <text:p text:style-name="P3"><text:span text:style-name="T2"/></text:p>
      <text:p text:style-name="P3"><text:span text:style-name="T2">Seeing the entire development process from brief to integration is also a big attraction. I like to see projects through from beginning to end whether it’s my personal undertakings or <text:s/>university coursework. Knowing the graduate scheme provides exposure to this in an industry that interests me was a great incentive to apply.</text:span></text:p>
      <text:p text:style-name="P3"><text:span text:style-name="T3"/></text:p>
      <text:p text:style-name="P2">Why do you want to work for Babcock?</text:p>
      <text:p text:style-name="P4"/>
      <text:p text:style-name="P1">I <text:span text:style-name="T1">would like to work for Babcock</text:span> as I am interested in the <text:span text:style-name="T1">defence</text:span> industry, <text:span text:style-name="T1">aerospace</text:span>, and the application of software in these subjects. Since starting university and discovering the multitude of potential opportunities which software has to offer, I have been pursuing a role in <text:span text:style-name="T1">embedded software</text:span> as <text:span text:style-name="T1">creating software for embedded systems</text:span>. As a <text:span text:style-name="T1">well established company</text:span> in the <text:span text:style-name="T1">defence</text:span> industry, I believe <text:span text:style-name="T1">Babcock</text:span> could make use of my current knowledge and provide the perfect environment for it to expand and further help the company. I regularly keep up to date with news from <text:span text:style-name="T1">the industry</text:span> and always find it interesting to see where the industry is heading so to be at the front of that drive is where I would like my career to be.</text:p>
      <text:p text:style-name="P5"/>
      <text:p text:style-name="P6">Please give details of any relevant work experience or work placements (other than at Babcock)</text:p>
      <text:p text:style-name="P6"/>
      <text:p text:style-name="P7">Summer 2016 placement at Cadence Design Systems in Livingston. My project was to update and improve a performance testing suite which was written to run performance tests nightly and send automated emails to the developers with a breakdown of failed tests and metrics.</text:p>
      <text:p text:style-name="P7"/>
      <text:p text:style-name="P7">During my time there I re-wrote the program using Python from bash script, added multiple functionalities including test runtime history analysis, improved and filterable email sending, and automated debugging of failed tests with the ability for parallel execution.</text:p>
      <text:p text:style-name="P6"/>
      <text:p text:style-name="P6">lease give details of any non-academic achievements such as Duke of Edinburgh Award, Crest Awards, sporting achievements and/or voluntary work. This is not an exhaustive list.</text:p>
      <text:p text:style-name="P6"/>
      <text:p text:style-name="P8">- <text:span text:style-name="T4">Institue of Leadership and Management Level 3 Award</text:span></text:p>
      <text:p text:style-name="P8">- <text:span text:style-name="T4">Whistler Blackcomb Instructor Development Level 2 Qualification</text:span></text:p>
      <text:p text:style-name="P8">- <text:span text:style-name="T4">CTC Trail Leaders qualification</text:span></text:p>
      <text:p text:style-name="P8">- <text:span text:style-name="T4">Raced downhill and cross country mountain bikes in UK and Canada</text:span></text:p>
      <text:p text:style-name="P8">- <text:span text:style-name="T4">Volunteered for Sustrans in Edinburgh teaching primary puplis cycle skills and carrying </text:span><text:soft-page-break/><text:span text:style-name="T4">out mechanics worksho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5T16:50:48.782417976</dc:date>
    <meta:editing-duration>PT14M29S</meta:editing-duration>
    <meta:editing-cycles>2</meta:editing-cycles>
    <meta:generator>LibreOffice/5.1.4.2$Linux_X86_64 LibreOffice_project/10m0$Build-2</meta:generator>
    <meta:document-statistic meta:table-count="0" meta:image-count="0" meta:object-count="0" meta:page-count="2" meta:paragraph-count="15" meta:word-count="503" meta:character-count="3056" meta:non-whitespace-character-count="2567"/>
  </office:meta>
</office:document-meta>
</file>